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51c" officeooo:paragraph-rsid="00019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gend ei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26T10:37:57.957000000</dc:date>
    <meta:editing-duration>PT11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